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4.50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6cm" svg:height="8.981cm" svg:x="0cm" svg:y="1.913cm">
            <draw:object draw:notify-on-update-of-ranges="Sheet1.A1:Sheet1.A1 Sheet1.B1:Sheet1.F1 Sheet1.A2:Sheet1.A2 Sheet1.B2:Sheet1.F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5cm" svg:height="8.981cm" svg:x="0cm" svg:y="11.268cm">
            <draw:object draw:notify-on-update-of-ranges="Sheet1.A1:Sheet1.A1 Sheet1.B1:Sheet1.F1 Sheet1.A3:Sheet1.A3 Sheet1.B3:Sheet1.F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6cm" svg:height="8.982cm" svg:x="0cm" svg:y="20.807cm">
            <draw:object draw:notify-on-update-of-ranges="Sheet1.A1:Sheet1.A1 Sheet1.B1:Sheet1.F1 Sheet1.A4:Sheet1.A4 Sheet1.B4:Sheet1.F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Число яде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Время основного цикла, с</text:p>
          </table:table-cell>
          <table:table-cell office:value-type="float" office:value="19.9793">
            <text:p>19,9793</text:p>
          </table:table-cell>
          <table:table-cell table:style-name="ce1" office:value-type="float" office:value="10.3571">
            <text:p>10,3571</text:p>
          </table:table-cell>
          <table:table-cell office:value-type="float" office:value="5.5991">
            <text:p>5,5991</text:p>
          </table:table-cell>
          <table:table-cell office:value-type="float" office:value="3.00928">
            <text:p>3,00928</text:p>
          </table:table-cell>
          <table:table-cell office:value-type="float" office:value="1.81298">
            <text:p>1,81298</text:p>
          </table:table-cell>
          <table:table-cell table:number-columns-repeated="3"/>
          <table:table-cell table:style-name="ce1"/>
        </table:table-row>
        <table:table-row table:style-name="ro3">
          <table:table-cell office:value-type="string">
            <text:p>Ускорение</text:p>
          </table:table-cell>
          <table:table-cell office:value-type="float" office:value="1">
            <text:p>1</text:p>
          </table:table-cell>
          <table:table-cell table:formula="of:=[.B2]/[.C2]" office:value-type="float" office:value="1.92904384431936">
            <text:p>1,9290438443</text:p>
          </table:table-cell>
          <table:table-cell table:formula="of:=[.B2]/[.D2]" office:value-type="float" office:value="3.56830562054616">
            <text:p>3,5683056205</text:p>
          </table:table-cell>
          <table:table-cell table:formula="of:=[.B2]/[.E2]" office:value-type="float" office:value="6.63922931731178">
            <text:p>6,6392293173</text:p>
          </table:table-cell>
          <table:table-cell table:formula="of:=[.B2]/[.F2]" office:value-type="float" office:value="11.0201436309281">
            <text:p>11,0201436309</text:p>
          </table:table-cell>
          <table:table-cell table:number-columns-repeated="4"/>
        </table:table-row>
        <table:table-row table:style-name="ro3">
          <table:table-cell office:value-type="string">
            <text:p>Эффективность</text:p>
          </table:table-cell>
          <table:table-cell table:formula="of:=[.B3]/[.B1]" office:value-type="float" office:value="1">
            <text:p>1</text:p>
          </table:table-cell>
          <table:table-cell table:formula="of:=[.C3]/[.C1]" office:value-type="float" office:value="0.964521922159678">
            <text:p>0,9645219222</text:p>
          </table:table-cell>
          <table:table-cell table:formula="of:=[.D3]/[.D1]" office:value-type="float" office:value="0.89207640513654">
            <text:p>0,8920764051</text:p>
          </table:table-cell>
          <table:table-cell table:formula="of:=[.E3]/[.E1]" office:value-type="float" office:value="0.829903664663973">
            <text:p>0,8299036647</text:p>
          </table:table-cell>
          <table:table-cell table:formula="of:=[.F3]/[.F1]" office:value-type="float" office:value="0.688758976933005">
            <text:p>0,6887589769</text:p>
          </table:table-cell>
          <table:table-cell table:number-columns-repeated="4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9"/>
          <table:table-cell table:style-name="ce1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2:54:34</meta:creation-date>
    <dc:date>2015-05-10T13:22:13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2cm" xlink:href=".." xlink:type="simple" chart:class="chart:line" chart:style-name="ch1">
        <chart:legend chart:legend-position="end" svg:x="10.499cm" svg:y="3.943cm" style:legend-expansion="high" chart:style-name="ch2"/>
        <chart:plot-area chart:style-name="ch3" table:cell-range-address="Sheet1.A1:Sheet1.F2" chart:data-source-has-labels="column" svg:x="0.769cm" svg:y="0.851cm" svg:width="9.092cm" svg:height="7.532cm">
          <chartooo:coordinate-region svg:x="1.39cm" svg:y="1.05cm" svg:width="8.377cm" svg:height="6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F1" chart:label-cell-address="Sheet1.A1:Sheet1.A1" chart:class="chart:line">
            <chart:data-point chart:repeated="5"/>
          </chart:series>
          <chart:series chart:style-name="ch7" chart:values-cell-range-address="Sheet1.B2:Sheet1.F2" chart:label-cell-address="Sheet1.A2:Sheet1.A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Число ядер</text:p>
                <draw:g>
                  <svg:desc>Sheet1.A1:Sheet1.A1</svg:desc>
                </draw:g>
              </table:table-cell>
              <table:table-cell office:value-type="float" office:value="1">
                <text:p>1</text:p>
                <draw:g>
                  <svg:desc>Sheet1.B1:Sheet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Время основного цикла, с</text:p>
                <draw:g>
                  <svg:desc>Sheet1.A2:Sheet1.A2</svg:desc>
                </draw:g>
              </table:table-cell>
              <table:table-cell office:value-type="float" office:value="19.9793">
                <text:p>19.9793</text:p>
                <draw:g>
                  <svg:desc>Sheet1.B2:Sheet1.F2</svg:desc>
                </draw:g>
              </table:table-cell>
              <table:table-cell office:value-type="float" office:value="10.3571">
                <text:p>10.3571</text:p>
              </table:table-cell>
              <table:table-cell office:value-type="float" office:value="5.5991">
                <text:p>5.5991</text:p>
              </table:table-cell>
              <table:table-cell office:value-type="float" office:value="3.00928">
                <text:p>3.00928</text:p>
              </table:table-cell>
              <table:table-cell office:value-type="float" office:value="1.81298">
                <text:p>1.81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2cm" xlink:href=".." xlink:type="simple" chart:class="chart:line" chart:style-name="ch1">
        <chart:legend chart:legend-position="end" svg:x="12.8cm" svg:y="3.943cm" style:legend-expansion="high" chart:style-name="ch2"/>
        <chart:plot-area chart:style-name="ch3" table:cell-range-address="Sheet1.A1:Sheet1.F1 Sheet1.A3:Sheet1.F3" chart:data-source-has-labels="column" svg:x="0.769cm" svg:y="0.851cm" svg:width="11.393cm" svg:height="7.532cm">
          <chartooo:coordinate-region svg:x="1.39cm" svg:y="1.05cm" svg:width="10.678cm" svg:height="6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F1" chart:label-cell-address="Sheet1.A1:Sheet1.A1" chart:class="chart:line">
            <chart:data-point chart:repeated="5"/>
          </chart:series>
          <chart:series chart:style-name="ch7" chart:values-cell-range-address="Sheet1.B3:Sheet1.F3" chart:label-cell-address="Sheet1.A3:Sheet1.A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Число ядер</text:p>
                <draw:g>
                  <svg:desc>Sheet1.A1:Sheet1.A1</svg:desc>
                </draw:g>
              </table:table-cell>
              <table:table-cell office:value-type="float" office:value="1">
                <text:p>1</text:p>
                <draw:g>
                  <svg:desc>Sheet1.B1:Sheet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Ускорение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F3</svg:desc>
                </draw:g>
              </table:table-cell>
              <table:table-cell office:value-type="float" office:value="1.92904384431936">
                <text:p>1.92904384431936</text:p>
              </table:table-cell>
              <table:table-cell office:value-type="float" office:value="3.56830562054616">
                <text:p>3.56830562054616</text:p>
              </table:table-cell>
              <table:table-cell office:value-type="float" office:value="6.63922931731178">
                <text:p>6.63922931731178</text:p>
              </table:table-cell>
              <table:table-cell office:value-type="float" office:value="11.0201436309281">
                <text:p>11.0201436309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3cm" xlink:href=".." xlink:type="simple" chart:class="chart:line" chart:style-name="ch1">
        <chart:legend chart:legend-position="end" svg:x="12.219cm" svg:y="3.943cm" style:legend-expansion="high" chart:style-name="ch2"/>
        <chart:plot-area chart:style-name="ch3" table:cell-range-address="Sheet1.A1:Sheet1.F1 Sheet1.A4:Sheet1.F4" chart:data-source-has-labels="column" svg:x="0.769cm" svg:y="0.851cm" svg:width="10.812cm" svg:height="7.533cm">
          <chartooo:coordinate-region svg:x="1.39cm" svg:y="1.05cm" svg:width="10.097cm" svg:height="6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F1" chart:label-cell-address="Sheet1.A1:Sheet1.A1" chart:class="chart:line">
            <chart:data-point chart:repeated="5"/>
          </chart:series>
          <chart:series chart:style-name="ch7" chart:values-cell-range-address="Sheet1.B4:Sheet1.F4" chart:label-cell-address="Sheet1.A4:Sheet1.A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Число ядер</text:p>
                <draw:g>
                  <svg:desc>Sheet1.A1:Sheet1.A1</svg:desc>
                </draw:g>
              </table:table-cell>
              <table:table-cell office:value-type="float" office:value="1">
                <text:p>1</text:p>
                <draw:g>
                  <svg:desc>Sheet1.B1:Sheet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Эффективность</text:p>
                <draw:g>
                  <svg:desc>Sheet1.A4:Sheet1.A4</svg:desc>
                </draw:g>
              </table:table-cell>
              <table:table-cell office:value-type="float" office:value="1">
                <text:p>1</text:p>
                <draw:g>
                  <svg:desc>Sheet1.B4:Sheet1.F4</svg:desc>
                </draw:g>
              </table:table-cell>
              <table:table-cell office:value-type="float" office:value="0.964521922159678">
                <text:p>0.964521922159678</text:p>
              </table:table-cell>
              <table:table-cell office:value-type="float" office:value="0.89207640513654">
                <text:p>0.89207640513654</text:p>
              </table:table-cell>
              <table:table-cell office:value-type="float" office:value="0.829903664663973">
                <text:p>0.829903664663973</text:p>
              </table:table-cell>
              <table:table-cell office:value-type="float" office:value="0.688758976933005">
                <text:p>0.688758976933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